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ontal Area</text:p>
          </table:table-cell>
          <table:table-cell table:style-name="ce1" office:value-type="float" office:value="0.00456" calcext:value-type="float">
            <text:p>4.56E-03</text:p>
          </table:table-cell>
        </table:table-row>
        <table:table-row table:style-name="ro1">
          <table:table-cell office:value-type="string" calcext:value-type="string">
            <text:p>Reference_Area</text:p>
          </table:table-cell>
          <table:table-cell table:style-name="ce1" office:value-type="float" office:value="0.00456" calcext:value-type="float">
            <text:p>4.56E-03</text:p>
          </table:table-cell>
        </table:table-row>
        <table:table-row table:style-name="ro1">
          <table:table-cell office:value-type="string" calcext:value-type="string">
            <text:p>Reference_Radius</text:p>
          </table:table-cell>
          <table:table-cell table:style-name="ce1" office:value-type="float" office:value="0.0381" calcext:value-type="float">
            <text:p>3.81E-02</text:p>
          </table:table-cell>
        </table:table-row>
        <table:table-row table:style-name="ro1">
          <table:table-cell office:value-type="string" calcext:value-type="string">
            <text:p>NoseCone_Length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string" calcext:value-type="string">
            <text:p>Specific Heat ratio of Air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nphi</text:p>
          </table:table-cell>
          <table:table-cell table:formula="of:=[.B3]/([.B3]^2+[.B4]^2)^0.5" office:value-type="float" office:value="0.246182750695728" calcext:value-type="float">
            <text:p>0.246182750695728</text:p>
          </table:table-cell>
        </table:table-row>
        <table:table-row table:style-name="ro1">
          <table:table-cell office:value-type="string" calcext:value-type="string">
            <text:p>cdmach0</text:p>
          </table:table-cell>
          <table:table-cell table:formula="of:=0.8*[.B7]^2" office:value-type="float" office:value="0.0484847573920918" calcext:value-type="float">
            <text:p>0.048484757392092</text:p>
          </table:table-cell>
        </table:table-row>
        <table:table-row table:style-name="ro1">
          <table:table-cell office:value-type="string" calcext:value-type="string">
            <text:p>cdmach1</text:p>
          </table:table-cell>
          <table:table-cell table:formula="of:=[.B7]" office:value-type="float" office:value="0.246182750695728" calcext:value-type="float">
            <text:p>0.246182750695728</text:p>
          </table:table-cell>
        </table:table-row>
        <table:table-row table:style-name="ro1">
          <table:table-cell office:value-type="string" calcext:value-type="string">
            <text:p>minvalue</text:p>
          </table:table-cell>
          <table:table-cell table:formula="of:=[.B9]" office:value-type="float" office:value="0.246182750695728" calcext:value-type="float">
            <text:p>0.2461827506957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rivative at mach = 1</text:p>
          </table:table-cell>
          <table:table-cell table:formula="of:=4/([.B5]+1) * (1 - 0.5*(2.1*[.B7]^2 + 0.6019 * [.B7]))" office:value-type="float" office:value="1.43712509516833" calcext:value-type="float">
            <text:p>1.437125095168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formula="of:=[.B10]-[.B8]" office:value-type="float" office:value="0.197697993303636" calcext:value-type="float">
            <text:p>0.19769799330363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[.B12]/[.B14]" office:value-type="float" office:value="7.26929530822863" calcext:value-type="float">
            <text:p>7.269295308228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ch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essureCD</text:p>
          </table:table-cell>
          <table:table-cell table:formula="of:=([.B14]*[.B17]^[.B15]+[.B8]) * [.B1]/[.B2]" office:value-type="float" office:value="0.0497662801588304" calcext:value-type="float">
            <text:p>0.04976628015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2:30:41.701899366</meta:creation-date>
    <dc:date>2019-11-30T23:04:57.208393664</dc:date>
    <meta:editing-duration>PT13M15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